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6pt" style:font-size-asian="26pt" style:font-size-complex="26pt"/>
    </style:style>
    <style:style style:name="P2" style:family="paragraph" style:parent-style-name="Standard">
      <style:text-properties fo:font-size="22pt" fo:font-style="italic" style:font-size-asian="22pt" style:font-style-asian="italic" style:font-size-complex="22pt" style:font-style-complex="italic"/>
    </style:style>
    <style:style style:name="P3" style:family="paragraph" style:parent-style-name="Standard">
      <style:text-properties fo:font-size="36pt" style:font-size-asian="36pt" style:font-size-complex="36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break-before="page"/>
    </style:style>
    <style:style style:name="P6" style:family="paragraph" style:parent-style-name="Standard" style:list-style-name="L1"/>
    <style:style style:name="T1" style:family="text">
      <style:text-properties fo:font-size="16pt" style:font-size-asian="16pt" style:font-size-complex="16pt"/>
    </style:style>
    <style:style style:name="T2" style:family="text">
      <style:text-properties fo:font-weight="bold"/>
    </style:style>
    <style:style style:name="T3" style:family="text">
      <style:text-properties fo:color="#000000" style:text-underline-style="none"/>
    </style:style>
    <style:style style:name="T4" style:family="text">
      <style:text-properties fo:color="#000000" fo:font-style="italic" style:text-underline-style="none" style:font-style-asian="italic" style:font-style-complex="italic"/>
    </style:style>
    <style:style style:name="T5" style:family="text">
      <style:text-properties fo:font-style="normal" style:font-style-asian="normal" style:font-style-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3"><text:tab/>PROYECTO <text:tab/>TECNOLOGIES <text:tab/><text:tab/><text:tab/><text:tab/>MULTIMEDIA.</text:p>
      <text:p text:style-name="Standard"/>
      <text:p text:style-name="P2"><text:tab/>CODEC DE COMPRESION DE VIDE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span text:style-name="T1">Alumnos: <text:tab/>Rodrigo Aguilera</text:span></text:p>
      <text:p text:style-name="P4"><text:tab/><text:tab/><text:tab/><text:tab/><text:tab/><text:tab/><text:tab/>Ernest Past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Índice</text:p>
      <text:p text:style-name="Standard"/>
      <text:p text:style-name="Standard">1. Introducción <text:tab/><text:tab/><text:tab/><text:tab/><text:tab/><text:tab/><text:tab/><text:tab/>página. 3</text:p>
      <text:p text:style-name="Standard"/>
      <text:p text:style-name="Standard">2. Objetivos <text:tab/><text:tab/><text:tab/><text:tab/><text:tab/><text:tab/><text:tab/><text:tab/><text:tab/>página. 4</text:p>
      <text:p text:style-name="Standard"/>
      <text:p text:style-name="Standard">3. Descripción detallada de la implementación <text:tab/><text:tab/><text:tab/><text:tab/>página. 5</text:p>
      <text:p text:style-name="Standard"/>
      <text:p text:style-name="Standard">4. Código fuente <text:tab/><text:tab/><text:tab/><text:tab/><text:tab/><text:tab/><text:tab/><text:tab/>página. </text:p>
      <text:p text:style-name="Standard"/>
      <text:p text:style-name="Standard">5. Resultados de funcionamiento y discusión <text:tab/><text:tab/><text:tab/><text:tab/>página. </text:p>
      <text:p text:style-name="Standard"/>
      <text:p text:style-name="Standard">6. Conclusión <text:tab/><text:tab/><text:tab/><text:tab/><text:tab/><text:tab/><text:tab/><text:tab/><text:tab/>página. </text:p>
      <text:p text:style-name="Standard"/>
      <text:p text:style-name="Standard">7. Referencias <text:tab/><text:tab/><text:tab/><text:tab/><text:tab/><text:tab/><text:tab/><text:tab/>págin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1. Introducción </text:p>
      <text:p text:style-name="Standard"/>
      <text:p text:style-name="Standard">En esta asignatura hemos aprendido las distintas maneras de comprimir tanto imágenes, como audio, vídeo, etc. Hemos comprobado como existen infinitas opciones de compresión ( con mejores y peores resultados ), que algunas son más eficientes que otras para opciones, incluso algunas son mejores para audio y peores para vídeos. O también para datos aleatorios o cuando existe relación entre ellos.</text:p>
      <text:p text:style-name="Standard"/>
      <text:p text:style-name="Standard">En esta práctica, las imágenes están fuertemente relacionadas entre ellas ya que partimos de una secuencia de imágenes con variaciones de diferentes tipos entre ellas. Para eso, estamos ante el reto de comprimir diferentes secuencias de imágenes y comprobar que una misma compresión es bastante más eficiente para una secuencia que para otra. Incluso podría darse el caso que para una secuencia comprima y no para otra.</text:p>
      <text:p text:style-name="Standard"/>
      <text:p text:style-name="Standard">Por otra parte, también partimos en este proyecto con el reto de crear algo propio o similar a algo que ya esté hecho ( porque no nos engañemos, no haremos ahora un codec genial en un poco tiempo cuando hay gente trabajado día y noche ) pero a usar los conocimientos adquiridos durante la carrera, y en particular en esta materia, para sacar conclusiones y datos analíticamente sobre una compresión “casera”.</text:p>
      <text:p text:style-name="Standard"/>
      <text:p text:style-name="Standard">Por otra parte, en esta asignatura se nos han facilitado algoritmos conocidos y pistas sobre algunas que funcionan mejor en imágenes, así que es el momento de aplicar lo aprendido en clase para crear un codec que comprima imágenes y sea lo mejor posible.</text:p>
      <text:p text:style-name="Standard"><text:line-break/></text:p>
      <text:p text:style-name="P5"/>
      <text:p text:style-name="Standard">2. Objetivos <text:tab/></text:p>
      <text:p text:style-name="Standard"/>
      <text:p text:style-name="Standard">Nos hemos planteado en esta práctica el plasmar todos los conocimientos adquiridos durante el semestre tanto de teoría como de prácticas, en el momento del proyecto final de prácticas de crear nuestro propio codec de compresión de imágenes – vídeo.</text:p>
      <text:p text:style-name="Standard"/>
      <text:p text:style-name="Standard">La primera parte consiste en diseñar un formato de fichero que contenga todos los datos necesarios para reproducir el video con los datos contenidos en el fichero (autodescomprimible). En nuestro caso serán las imágenes completas y los vectores de movimiento.</text:p>
      <text:p text:style-name="Standard"/>
      <text:p text:style-name="Standard">Queremos llegar a un buen ratio de compresión siempre con el compromiso de perder el mínimo de calidad posible de imágenes. Para este fin, lo que nos hemos planteado es que apuntaremos a la máxima compresión dentro de un parámetro razonable de calidad de vídeo respecto de la secuencia original de imágenes proporcionadas.</text:p>
      <text:p text:style-name="Standard"/>
      <text:p text:style-name="Standard">Para este fin, desarrollaremos a partir de las ideas propuestas en clase de teoría un algoritmo ínter-cuadro de compresión de imágenes. El objetivo será que las imágenes Base (a las que solo se aplica la compresión intra-cuadro) sean la referencia para generar el resto de las imágenes del GOP (Group of pictures) y estas referencias se tomen cada cierto número de cuadros para mantener una calidad aceptable a la hora de la reproducción.</text:p>
      <text:p text:style-name="Standard"/>
      <text:p text:style-name="Standard">Una parte que exploraremos para obtener compresión en las imágenes será lo comentado a clase de usar imágenes comprimidas en JPEG que es una técnica habitual de compresión ínter-cuadro. En este formato conserva una calidad aceptable en la imagen resultante (lossy) partiendo de una imagen original y sin pérdida de calidad, (lossless).</text:p>
      <text:p text:style-name="Standard"/>
      <text:p text:style-name="Standard">También nos queremos habituar a la interfaz gráfica mediante Swing, ya que en el pasado no lo habíamos usado ni utilizado en proyectos ni prácticas similares. Debemos obtener conocimientos en este campo, así como su integración con el lenguaje java, este si utilizado anteriormente.</text:p>
      <text:p text:style-name="Standard"/>
      <text:p text:style-name="Standard"/>
      <text:p text:style-name="P5"/>
      <text:list xml:id="list498589532" text:style-name="L1">
        <text:list-item>
          <text:p text:style-name="P6">Descripción detallada de la implementación</text:p>
        </text:list-item>
      </text:list>
      <text:p text:style-name="Standard"/>
      <text:p text:style-name="Standard">La primera parte (incluida en la preentrega) consistía en aplicar las secuencias de imágenes los algoritmos Gzip y Jpeg, ya incluidos en librerías de Java. También se incluye un pequeño reproductor (en la clase Reproductor.java) que no tiene preocuparse de sincronía con otros flujos multimedia.</text:p>
      <text:p text:style-name="Standard"/>
      <text:p text:style-name="Standard"/>
      <text:p text:style-name="Standard"/>
      <text:p text:style-name="Standard"/>
      <text:p text:style-name="Standard"/>
      <text:p text:style-name="Standard"/>
      <text:p text:style-name="Standard"/>
      <text:p text:style-name="P5"/>
      <text:p text:style-name="Standard">4. Código fuente </text:p>
      <text:p text:style-name="Standard"/>
      <text:p text:style-name="Standard">( HAY QUE COMENTAR ALGO ? CREO QUE CON EL APARTADO ANTERIOR YA ES SUFICIENTE )</text:p>
      <text:p text:style-name="P5"/>
      <text:p text:style-name="Standard">5. Resultados de funcionamiento y discusión </text:p>
      <text:p text:style-name="Standard"/>
      <text:p text:style-name="P5"/>
      <text:p text:style-name="Standard">6. Conclusión <text:tab/></text:p>
      <text:p text:style-name="Standard"/>
      <text:p text:style-name="P5"/>
      <text:p text:style-name="Standard">7. Referencias <text:tab/></text:p>
      <text:p text:style-name="Standard"/>
      <text:p text:style-name="Standard">Apuntes y transparencias de clase.</text:p>
      <text:p text:style-name="Standard"><text:a xlink:type="simple" xlink:href="http://docs.oracle.com/javase/1.4.2/docs/api/java/awt/package-summary.html"/></text:p>
      <text:p text:style-name="Standard"/>
      <text:p text:style-name="Standard">MPEG Video Compresión <text:a xlink:type="simple" xlink:href="http://vsr.informatik.tu-chemnitz.de/~jan/MPEG/HTML/mpeg_tech.html">http://vsr.informatik.tu-chemnitz.de/~jan/MPEG/HTML/mpeg_tech.html</text:a></text:p>
      <text:p text:style-name="Text_20_body"><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T3"/></text:span></text:a></text:p>
      <text:p text:style-name="Text_20_body"><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T4">An Introduction to Digital Video Data </text:span></text:span></text:a><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Emphasis"><text:span text:style-name="T4">Compression</text:span></text:span></text:span></text:a><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T4"> in </text:span></text:span></text:a><text:a xlink:type="simple" xlink:href="http://www.google.es/url?sa=t&amp;rct=j&amp;q=&amp;esrc=s&amp;source=web&amp;cd=6&amp;ved=0CFkQFjAF&amp;url=http%3A%2F%2Fwww.forejune.com%2Fjvcompress%2Fchap9.pdf&amp;ei=rjzzUL6zBMib1AWekYGIAQ&amp;usg=AFQjCNEX6ngTwYX44W-o3wpOE2gIVDV1qQ&amp;bvm=bv.1357700187,d.d2k&amp;cad=rja"><text:span text:style-name="Citation"><text:span text:style-name="Emphasis"><text:span text:style-name="T4">Java</text:span></text:span></text:span></text:a></text:p>
      <text:p text:style-name="Standard"><text:a xlink:type="simple" xlink:href="http://www.forejune.com/jvcompress/chap9.pdf"><text:span text:style-name="Citation">www.forejune.com/jv</text:span></text:a><text:a xlink:type="simple" xlink:href="http://www.forejune.com/jvcompress/chap9.pdf"><text:span text:style-name="Citation"><text:span text:style-name="T2">compress</text:span></text:span></text:a><text:a xlink:type="simple" xlink:href="http://www.forejune.com/jvcompress/chap9.pdf"><text:span text:style-name="Citation">/chap9.pdf</text:span></text:a></text:p>
      <text:p text:style-name="Standard"><text:span text:style-name="Citation"/></text:p>
      <text:p text:style-name="Standard"><text:span text:style-name="Citation"><text:span text:style-name="T5">Compresión Multimedia </text:span></text:span><text:a xlink:type="simple" xlink:href="http://www.cs.odu.edu/~cs778/spring04/lectures/lectures.html"><text:span text:style-name="Citation"><text:span text:style-name="T5">http://www.cs.odu.edu/~cs778/spring04/lectures/lectures.html</text:span></text:span></text:a></text:p>
      <text:p text:style-name="Standard"><text:span text:style-name="Citation"><text:span text:style-name="T5"/></text:span></text:p>
      <text:p text:style-name="Standard"><text:span text:style-name="Ci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7T14:14:51</meta:creation-date>
    <dc:date>2013-01-23T00:41:24</dc:date>
    <meta:editing-duration>PT39M21S</meta:editing-duration>
    <meta:editing-cycles>24</meta:editing-cycles>
    <meta:generator>LibreOffice/3.5$Linux_X86_64 LibreOffice_project/350m1$Build-2</meta:generator>
    <meta:document-statistic meta:table-count="0" meta:image-count="0" meta:object-count="0" meta:page-count="9" meta:paragraph-count="37" meta:word-count="698" meta:character-count="4555" meta:non-whitespace-character-count="3852"/>
  </office:meta>
</office:document-meta>
</file>